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2.3047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3.5374in"/>
    </style:style>
    <style:style style:name="co11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8866in"/>
    </style:style>
    <style:style style:name="co14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table:number-columns-repeated="4"/>
        </table:table-row>
      </table:table>
      <table:table table:name="32 bit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7:01:38.857167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8T17:03:10.042309027</dc:date>
    <meta:editing-duration>PT5H22M3S</meta:editing-duration>
    <meta:editing-cycles>77</meta:editing-cycles>
    <meta:generator>LibreOffice/7.3.3.2$Linux_X86_64 LibreOffice_project/30$Build-2</meta:generator>
    <meta:document-statistic meta:table-count="3" meta:cell-count="237" meta:object-count="0"/>
  </office:meta>
</office:document-meta>
</file>